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variant="normal" fo:text-transform="none" fo:color="#1155cc" style:font-name="Calibri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nse of whole:</text:p>
      <text:p text:style-name="Standard">closed vs. open system</text:p>
      <text:p text:style-name="Standard">see phonemics vs. phonetics in OB grammar</text:p>
      <text:p text:style-name="Standard"/>
      <text:p text:style-name="Standard">aesthetics of websites: Plamyra -- advantage over print<text:line-break/><text:span text:style-name="T1">https://www.getty.edu/research/exhibitions_events/exhibitions/palmyra/index.html</text:span> </text:p>
      <text:p text:style-name="Standard"/>
      <text:p text:style-name="Standard">integrating, hybrid publica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56S</meta:editing-duration>
    <meta:editing-cycles>5</meta:editing-cycles>
    <meta:generator>OpenOffice/4.1.5$Win32 OpenOffice.org_project/415m1$Build-9789</meta:generator>
    <dc:date>2021-03-01T10:24:45.90</dc:date>
    <dc:creator>g B</dc:creator>
    <meta:document-statistic meta:table-count="0" meta:image-count="0" meta:object-count="0" meta:page-count="1" meta:paragraph-count="5" meta:word-count="26" meta:character-count="247"/>
    <meta:user-defined meta:name="Info 1"/>
    <meta:user-defined meta:name="Info 2"/>
    <meta:user-defined meta:name="Info 3"/>
    <meta:user-defined meta:name="Info 4"/>
  </office:meta>
</office:document-meta>
</file>